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25e32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fo:color="#999999" loext:opacity="100%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999999" loext:opacity="100%"/>
    </style:style>
    <style:style style:name="P5" style:family="paragraph" style:parent-style-name="Preformatted_20_Text">
      <style:text-properties fo:color="#999999" loext:opacity="100%" officeooo:rsid="001a79bd" officeooo:paragraph-rsid="001a79bd"/>
    </style:style>
    <style:style style:name="P6" style:family="paragraph" style:parent-style-name="Preformatted_20_Text">
      <style:text-properties officeooo:paragraph-rsid="0016e77e"/>
    </style:style>
    <style:style style:name="P7" style:family="paragraph" style:parent-style-name="Preformatted_20_Text">
      <style:text-properties officeooo:paragraph-rsid="001a79bd"/>
    </style:style>
    <style:style style:name="P8" style:family="paragraph" style:parent-style-name="Text_20_body">
      <style:text-properties officeooo:rsid="000d289f" officeooo:paragraph-rsid="000d289f"/>
    </style:style>
    <style:style style:name="P9" style:family="paragraph" style:parent-style-name="Text_20_body">
      <style:text-properties officeooo:paragraph-rsid="000e6aa5"/>
    </style:style>
    <style:style style:name="P10" style:family="paragraph" style:parent-style-name="Text_20_body">
      <style:text-properties officeooo:paragraph-rsid="00107985"/>
    </style:style>
    <style:style style:name="P11" style:family="paragraph" style:parent-style-name="Text_20_body">
      <style:text-properties officeooo:rsid="001256fe" officeooo:paragraph-rsid="001256fe"/>
    </style:style>
    <style:style style:name="P12" style:family="paragraph" style:parent-style-name="Text_20_body">
      <style:text-properties officeooo:paragraph-rsid="001256fe"/>
    </style:style>
    <style:style style:name="P13" style:family="paragraph" style:parent-style-name="Text_20_body">
      <style:text-properties officeooo:rsid="0013ac10" officeooo:paragraph-rsid="0013ac10"/>
    </style:style>
    <style:style style:name="P14" style:family="paragraph" style:parent-style-name="Text_20_body">
      <style:text-properties officeooo:rsid="0016e77e" officeooo:paragraph-rsid="0016e77e"/>
    </style:style>
    <style:style style:name="P15" style:family="paragraph" style:parent-style-name="Text_20_body">
      <style:text-properties officeooo:paragraph-rsid="0016e77e"/>
    </style:style>
    <style:style style:name="P16" style:family="paragraph" style:parent-style-name="Text_20_body">
      <style:text-properties officeooo:rsid="001860a2" officeooo:paragraph-rsid="001860a2"/>
    </style:style>
    <style:style style:name="P17" style:family="paragraph" style:parent-style-name="Text_20_body">
      <style:text-properties officeooo:paragraph-rsid="0018881d"/>
    </style:style>
    <style:style style:name="P18" style:family="paragraph" style:parent-style-name="Text_20_body">
      <style:text-properties officeooo:paragraph-rsid="001a79bd"/>
    </style:style>
    <style:style style:name="P19" style:family="paragraph" style:parent-style-name="Text_20_body">
      <style:text-properties fo:font-weight="bold" officeooo:rsid="000cfc5f" officeooo:paragraph-rsid="000cfc5f" style:font-weight-asian="bold" style:font-weight-complex="bold"/>
    </style:style>
    <style:style style:name="T1" style:family="text">
      <style:text-properties officeooo:rsid="000e6a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56fe" style:font-weight-asian="bold" style:font-weight-complex="bold"/>
    </style:style>
    <style:style style:name="T4" style:family="text">
      <style:text-properties fo:font-weight="bold" officeooo:rsid="0013ac10" style:font-weight-asian="bold" style:font-weight-complex="bold"/>
    </style:style>
    <style:style style:name="T5" style:family="text">
      <style:text-properties fo:font-weight="bold" officeooo:rsid="0016e77e" style:font-weight-asian="bold" style:font-weight-complex="bold"/>
    </style:style>
    <style:style style:name="T6" style:family="text">
      <style:text-properties fo:color="#999999" loext:opacity="100%"/>
    </style:style>
    <style:style style:name="T7" style:family="text">
      <style:text-properties fo:color="#999999" loext:opacity="100%" officeooo:rsid="000e6aa5"/>
    </style:style>
    <style:style style:name="T8" style:family="text">
      <style:text-properties fo:color="#999999" loext:opacity="100%" fo:font-weight="normal" style:font-weight-asian="normal" style:font-weight-complex="normal"/>
    </style:style>
    <style:style style:name="T9" style:family="text">
      <style:text-properties fo:color="#999999" loext:opacity="100%" officeooo:rsid="001a79bd"/>
    </style:style>
    <style:style style:name="T10" style:family="text">
      <style:text-properties officeooo:rsid="000f9bf1"/>
    </style:style>
    <style:style style:name="T11" style:family="text">
      <style:text-properties officeooo:rsid="00107985"/>
    </style:style>
    <style:style style:name="T12" style:family="text">
      <style:text-properties officeooo:rsid="001256fe"/>
    </style:style>
    <style:style style:name="T13" style:family="text">
      <style:text-properties fo:font-weight="normal" officeooo:rsid="0016e77e" style:font-weight-asian="normal" style:font-weight-complex="normal"/>
    </style:style>
    <style:style style:name="T14" style:family="text">
      <style:text-properties fo:font-weight="normal" officeooo:rsid="0018881d" style:font-weight-asian="normal" style:font-weight-complex="normal"/>
    </style:style>
    <style:style style:name="T15" style:family="text">
      <style:text-properties fo:font-weight="normal" officeooo:rsid="0018d6a5" style:font-weight-asian="normal" style:font-weight-complex="normal"/>
    </style:style>
    <style:style style:name="T16" style:family="text">
      <style:text-properties officeooo:rsid="00125e32"/>
    </style:style>
    <style:style style:name="T17" style:family="text">
      <style:text-properties officeooo:rsid="0013ac10"/>
    </style:style>
    <style:style style:name="T18" style:family="text">
      <style:text-properties officeooo:rsid="00157818"/>
    </style:style>
    <style:style style:name="T19" style:family="text">
      <style:text-properties officeooo:rsid="0016e77e"/>
    </style:style>
    <style:style style:name="T20" style:family="text">
      <style:text-properties officeooo:rsid="001860a2"/>
    </style:style>
    <style:style style:name="T21" style:family="text">
      <style:text-properties officeooo:rsid="0018881d"/>
    </style:style>
    <style:style style:name="T22" style:family="text">
      <style:text-properties officeooo:rsid="001a7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USING DOCKER</text:p>
      <text:p text:style-name="P8">First, <text:span text:style-name="T2">fork</text:span> pisilinux/<text:span text:style-name="T2">main </text:span>and pisilinux/<text:span text:style-name="T2">core</text:span> repository to your GitHub page. Then, clone the forked datas to your local <text:span text:style-name="T11">directory</text:span><text:span text:style-name="T1">.</text:span></text:p>
      <text:p text:style-name="P9"><text:span text:style-name="T1">Carefull with user_name. It is the user name used in GitHub.</text:span></text:p>
      <text:p text:style-name="P2"><text:span text:style-name="Source_20_Text"><text:span text:style-name="T6">git clone git@github.com:</text:span></text:span><text:span text:style-name="Source_20_Text"><text:span text:style-name="T7">user_name</text:span></text:span><text:span text:style-name="Source_20_Text"><text:span text:style-name="T6">/main.git</text:span></text:span></text:p>
      <text:p text:style-name="Text_20_body"><text:span text:style-name="T10">Configure the git by using the command below</text:span>.</text:p>
      <text:p text:style-name="Preformatted_20_Text"><text:span text:style-name="Source_20_Text"><text:span text:style-name="T6">git config --global user.name "......"</text:span></text:span></text:p>
      <text:p text:style-name="P4"><text:span text:style-name="Source_20_Text">git remote add upstream git@github.com:pisilinux/core.gitgit remote add upstream git@github.com:pisilinux/core.git</text:span></text:p>
      <text:p text:style-name="P2"><text:span text:style-name="Source_20_Text"><text:span text:style-name="T6">git config --global user.email "......"</text:span></text:span></text:p>
      <text:p text:style-name="P10"><text:span text:style-name="T11">Then open a file in </text:span><text:span text:style-name="Strong_20_Emphasis"><text:span text:style-name="T11">/home/user_name/</text:span></text:span><text:span text:style-name="T11"> directory </text:span><text:span text:style-name="T12">and name it </text:span><text:span text:style-name="T3">pisi-2.0</text:span></text:p>
      <text:p text:style-name="P12"><text:span text:style-name="T12">Clone the cloned main and core files into this </text:span><text:span text:style-name="T3">pisi-2.0 </text:span><text:span text:style-name="T12">file directly.</text:span></text:p>
      <text:p text:style-name="P12"><text:span text:style-name="T12">Then get in to </text:span><text:span text:style-name="T3">core </text:span><text:span text:style-name="T12">file and give this command:</text:span></text:p>
      <text:p text:style-name="P2"><text:span text:style-name="Source_20_Text"><text:span text:style-name="T6">git remote add upstream git@github.com:pisilinux/core.git</text:span></text:span></text:p>
      <text:p text:style-name="P12"><text:span text:style-name="T12">After that, get in to </text:span><text:span text:style-name="T3">main</text:span><text:span text:style-name="T12"> file and give this command:</text:span></text:p>
      <text:p text:style-name="P2"><text:span text:style-name="Source_20_Text"><text:span text:style-name="T6">git remote add upstream git@github.com:pisilinux/main.git</text:span></text:span></text:p>
      <text:p text:style-name="P12"><text:span text:style-name="T12">In both files, </text:span></text:p>
      <text:p text:style-name="P2"><text:span text:style-name="Source_20_Text"><text:span text:style-name="T8">git pull upstream master</text:span></text:span></text:p>
      <text:p text:style-name="P11">pull the changes in pisilinux repository with this command</text:p>
      <text:p text:style-name="P2"><text:span text:style-name="Source_20_Text"><text:span text:style-name="T6">git push origin master</text:span></text:span></text:p>
      <text:p text:style-name="Text_20_body"><text:span text:style-name="T12">Then, send it to your fork with this command</text:span>.</text:p>
      <text:h text:style-name="P1" text:outline-level="3"><text:span text:style-name="Strong_20_Emphasis"><text:span text:style-name="T16">Connecting Docker</text:span></text:span></text:h>
      <text:p text:style-name="P13">Open console</text:p>
      <text:p text:style-name="P2"><text:span text:style-name="Source_20_Text"><text:span text:style-name="T6">sudo service docker start</text:span></text:span></text:p>
      <text:p text:style-name="Text_20_body"><text:span text:style-name="T17">Open </text:span><text:span text:style-name="T4">new </text:span><text:span text:style-name="T17">console page after this command</text:span></text:p>
      <text:p text:style-name="Preformatted_20_Text"><text:span text:style-name="Source_20_Text"><text:span text:style-name="T6">sudo docker pull pisilinux/chroot</text:span></text:span></text:p>
      <text:p text:style-name="P3"/>
      <text:p text:style-name="Preformatted_20_Text"><text:span text:style-name="Source_20_Text"><text:span text:style-name="T6">sudo docker run -v /home/kullanıcı_adı/pisi-2.0:/git -v /home/kullanıcı_adı/pisi-2.0/build:/root -v /var/cache/pisi/archives:/var/cache/pisi/archives -v /var/cache/pisi/packages:/var/cache/pisi/packages -itd --security-opt=seccomp:unconfined pisilinux/chroot bash</text:span></text:span></text:p>
      <text:p text:style-name="P3"/>
      <text:p text:style-name="P2"><text:span text:style-name="Source_20_Text"><text:span text:style-name="T6">sudo docker ps -a</text:span></text:span></text:p>
      <text:p text:style-name="Text_20_body">Pay attention to the container_name <text:span text:style-name="T18">(whatever it is) </text:span>after this comman<text:span text:style-name="T18">d</text:span></text:p>
      <text:p text:style-name="Text_20_body"><text:soft-page-break/></text:p>
      <text:p text:style-name="Preformatted_20_Text"><text:span text:style-name="Source_20_Text">sudo docker start id </text:span><text:span text:style-name="Source_20_Text"><text:span text:style-name="T18">or</text:span></text:span><text:span text:style-name="Source_20_Text"> </text:span><text:span text:style-name="Source_20_Text"><text:span text:style-name="T18">container_name</text:span></text:span></text:p>
      <text:p text:style-name="Preformatted_20_Text"/>
      <text:p text:style-name="Preformatted_20_Text"><text:span text:style-name="Source_20_Text">sudo docker attach </text:span><text:span text:style-name="Source_20_Text"><text:span text:style-name="T18">container_name</text:span></text:span><text:span text:style-name="Source_20_Text"> </text:span><text:span text:style-name="Source_20_Text"><text:span text:style-name="T18">or</text:span></text:span><text:span text:style-name="Source_20_Text"> id</text:span></text:p>
      <text:p text:style-name="Preformatted_20_Text"/>
      <text:p text:style-name="Preformatted_20_Text"><text:span text:style-name="Source_20_Text">service dbus start</text:span></text:p>
      <text:p text:style-name="Preformatted_20_Text"/>
      <text:p text:style-name="Preformatted_20_Text"><text:span text:style-name="Source_20_Text">cd /git</text:span></text:p>
      <text:p text:style-name="Preformatted_20_Text"/>
      <text:p text:style-name="Preformatted_20_Text"><text:span text:style-name="Source_20_Text">pisi ur</text:span></text:p>
      <text:p text:style-name="Preformatted_20_Text"/>
      <text:p text:style-name="P2"><text:span text:style-name="Source_20_Text">pisi up -dvsy --ignore-safety</text:span></text:p>
      <text:p text:style-name="Text_20_body"><text:span text:style-name="T18">Now it is</text:span> ready to compile.</text:p>
      <text:p text:style-name="P15"><text:span text:style-name="T19">We compile the package </text:span><text:span text:style-name="T5">kpat </text:span><text:span text:style-name="T13">in pisi-2.0/main/desktop/kde/applications/kpat directory:</text:span></text:p>
      <text:p text:style-name="P2"><text:span text:style-name="Source_20_Text">pisi bi -dy --ignore-safety main/desktop/kde/applications/kpat/pspec.xml </text:span></text:p>
      <text:p text:style-name="P15"><text:span text:style-name="T19">We install the package just compiled to check the runtime dependencies.</text:span></text:p>
      <text:p text:style-name="P6"><text:span text:style-name="Source_20_Text">pisi-2.0/main/desktop/kde/applications/kpatpisi it kpat......pisi --ignore-safety</text:span></text:p>
      <text:p text:style-name="Preformatted_20_Text"/>
      <text:p text:style-name="P2"><text:span text:style-name="Source_20_Text">checkelf -s -x kpat*.pisi</text:span></text:p>
      <text:p text:style-name="P14">Edit the runtime dependencies according to the report.</text:p>
      <text:p text:style-name="P16">CAUTION: Clean installed dependencies before switching to new packaging.</text:p>
      <text:p text:style-name="P16">To clean:</text:p>
      <text:p text:style-name="P2"><text:span text:style-name="Source_20_Text"><text:span text:style-name="T6">pisi hs -t 78</text:span></text:span></text:p>
      <text:p text:style-name="Text_20_body">çıkarken:</text:p>
      <text:p text:style-name="Text_20_body"><text:span text:style-name="T20">Open new console page and write this line:</text:span></text:p>
      <text:p text:style-name="P2"><text:span text:style-name="Source_20_Text"><text:span text:style-name="T6">sudo docker stop konteyner-id</text:span></text:span></text:p>
      <text:p text:style-name="Text_20_body"><text:span text:style-name="T20">While stopping the </text:span>konteyner-id <text:span text:style-name="T20">remove it with this line.</text:span></text:p>
      <text:p text:style-name="P2"><text:span text:style-name="Source_20_Text"><text:span text:style-name="T6">sudo docker rm konteyner-id</text:span></text:span></text:p>
      <text:p text:style-name="P16">Now, you are ready to Pull-Request command.</text:p>
      <text:p text:style-name="P17"><text:span text:style-name="T20">CAUTION: </text:span><text:span text:style-name="T21">Follow the instructions after “</text:span><text:span text:style-name="Strong_20_Emphasis"><text:span text:style-name="T16">Connecting Docker” </text:span></text:span><text:span text:style-name="Strong_20_Emphasis"><text:span text:style-name="T14">section to next </text:span></text:span><text:span text:style-name="Strong_20_Emphasis"><text:span text:style-name="T15">D</text:span></text:span><text:span text:style-name="Strong_20_Emphasis"><text:span text:style-name="T14">ocker use.</text:span></text:span></text:p>
      <text:p text:style-name="P18"><text:span text:style-name="T22">W</text:span>e can run the last container we used <text:span text:style-name="T22">i</text:span>n subsequent <text:span text:style-name="T22">uses</text:span>, without making them all over again.</text:p>
      <text:p text:style-name="P18">Container name and numbers below. etc. is representative. <text:span text:style-name="T22">W</text:span>e can use it as follows <text:span text:style-name="T22">b</text:span>y noting our last used container information:</text:p>
      <text:p text:style-name="Preformatted_20_Text"><text:span text:style-name="Source_20_Text"><text:span text:style-name="T6">sudo service docker start</text:span></text:span></text:p>
      <text:p text:style-name="Preformatted_20_Text"/>
      <text:p text:style-name="Preformatted_20_Text"><text:soft-page-break/><text:span text:style-name="Source_20_Text"><text:span text:style-name="T6">sudo docker start id </text:span></text:span><text:span text:style-name="Source_20_Text"><text:span text:style-name="T9">or</text:span></text:span><text:span text:style-name="Source_20_Text"><text:span text:style-name="T6"> container </text:span></text:span><text:span text:style-name="Source_20_Text"><text:span text:style-name="T9">name</text:span></text:span></text:p>
      <text:p text:style-name="P3"/>
      <text:p text:style-name="P7"><text:span text:style-name="Source_20_Text"><text:span text:style-name="T6">sudo docker attach id </text:span></text:span><text:span text:style-name="Source_20_Text"><text:span text:style-name="T9">or</text:span></text:span><text:span text:style-name="Source_20_Text"><text:span text:style-name="T6"> container </text:span></text:span><text:span text:style-name="Source_20_Text"><text:span text:style-name="T9">name</text:span></text:span></text:p>
      <text:p text:style-name="P3"/>
      <text:p text:style-name="Preformatted_20_Text"><text:span text:style-name="Source_20_Text"><text:span text:style-name="T6">service dbus start</text:span></text:span></text:p>
      <text:p text:style-name="P5"/>
      <text:p text:style-name="Preformatted_20_Text"><text:span text:style-name="Source_20_Text"><text:span text:style-name="T6">pisi ur</text:span></text:span></text:p>
      <text:p text:style-name="P3"/>
      <text:p text:style-name="Preformatted_20_Text"><text:span text:style-name="Source_20_Text"><text:span text:style-name="T6">pisi up -dvsy --ignore-safety</text:span></text:span></text:p>
      <text:p text:style-name="P3"/>
      <text:p text:style-name="P2"><text:span text:style-name="Source_20_Text"><text:span text:style-name="T6">pisi bi -dy --ignore-safety main/desktop/kde/applications/kpat/pspec.xml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tr" fo:country="TR" style:letter-kerning="true" style:font-name-asian="Droid Sans Fallback1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tr" fo:country="TR" style:letter-kerning="true" style:font-name-asian="Droid Sans Fallback1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DejaVu Serif" fo:font-family="'DejaVu Serif'" style:font-family-generic="roman" style:font-pitch="variable" fo:font-size="24pt" fo:font-weight="bold" style:font-name-asian="Droid Sans Fallback1" style:font-family-asian="'Droid Sans Fallback'" style:font-family-generic-asian="system" style:font-pitch-asian="variable" style:font-size-asian="24pt" style:font-weight-asian="bold" style:font-name-complex="DejaVu Sans2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DejaVu Serif" fo:font-family="'DejaVu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DejaVu Sans2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7:47:14.884250877</meta:creation-date>
    <dc:date>2022-07-05T18:50:23.744935325</dc:date>
    <meta:editing-duration>PT39M53S</meta:editing-duration>
    <meta:editing-cycles>15</meta:editing-cycles>
    <meta:generator>LibreOffice/7.3.3.2$Linux_X86_64 LibreOffice_project/30$Build-2</meta:generator>
    <meta:document-statistic meta:table-count="0" meta:image-count="0" meta:object-count="0" meta:page-count="3" meta:paragraph-count="59" meta:word-count="401" meta:character-count="2868" meta:non-whitespace-character-count="2531"/>
  </office:meta>
</office:document-meta>
</file>